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Beta-48580">
            <text:p>Beta-48580</text:p>
          </table:table-cell>
          <table:table-cell office:value-type="float" office:value="55.29">
            <text:p>55.29</text:p>
          </table:table-cell>
          <table:table-cell office:value-type="float" office:value="-6.19">
            <text:p>-6.19</text:p>
          </table:table-cell>
          <table:table-cell office:value-type="float" office:value="12740.0">
            <text:p>1274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.75">
            <text:p>6.7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Carter1993,ShennanEtal2018">
            <text:p>Carter1993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I-5134">
            <text:p>I-5134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7610.0">
            <text:p>761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51">
            <text:p>0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Q-373">
            <text:p>Q-373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4740.0">
            <text:p>474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Prior1965,GodwinWillis1961,ShennanEtal2018">
            <text:p>Prior1965,GodwinWillis196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7">
            <text:p>UB-987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8175.0">
            <text:p>8175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67">
            <text:p>-1.67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6">
            <text:p>UB-986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11630.0">
            <text:p>1163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3">
            <text:p>-1.2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5">
            <text:p>UB-985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11740.0">
            <text:p>1174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3">
            <text:p>-1.5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984">
            <text:p>UB-984</text:p>
          </table:table-cell>
          <table:table-cell office:value-type="float" office:value="54.98">
            <text:p>54.98</text:p>
          </table:table-cell>
          <table:table-cell office:value-type="float" office:value="-5.98">
            <text:p>-5.98</text:p>
          </table:table-cell>
          <table:table-cell office:value-type="float" office:value="8110.0">
            <text:p>811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3">
            <text:p>-0.83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PriorEtal1981,ShennanEtal2018">
            <text:p>PriorEtal1981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I-5135">
            <text:p>I-5135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8410.0">
            <text:p>841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North_Antrim">
            <text:p>North_Antrim</text:p>
          </table:table-cell>
          <table:table-cell office:value-type="string" office:value="radiocarbon">
            <text:p>radiocarbon</text:p>
          </table:table-cell>
          <table:table-cell office:value-type="string" office:value="UB-689">
            <text:p>UB-689</text:p>
          </table:table-cell>
          <table:table-cell office:value-type="float" office:value="55.12">
            <text:p>55.12</text:p>
          </table:table-cell>
          <table:table-cell office:value-type="float" office:value="-6.04">
            <text:p>-6.04</text:p>
          </table:table-cell>
          <table:table-cell office:value-type="float" office:value="7395.0">
            <text:p>7395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74,ShennanEtal2018">
            <text:p>SmithEtal197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